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7eb3"/>
    </style:style>
    <style:style style:name="P2" style:family="paragraph" style:parent-style-name="Standard">
      <style:text-properties officeooo:rsid="001a7eb3" officeooo:paragraph-rsid="001a7eb3"/>
    </style:style>
    <style:style style:name="P3" style:family="paragraph" style:parent-style-name="Standard">
      <style:text-properties officeooo:rsid="001a7eb3" officeooo:paragraph-rsid="001c7778"/>
    </style:style>
    <style:style style:name="P4" style:family="paragraph" style:parent-style-name="Standard">
      <style:text-properties officeooo:rsid="001e24cc" officeooo:paragraph-rsid="001e24cc"/>
    </style:style>
    <style:style style:name="P5" style:family="paragraph" style:parent-style-name="Standard">
      <style:text-properties officeooo:rsid="001fa902" officeooo:paragraph-rsid="001fa902"/>
    </style:style>
    <style:style style:name="P6" style:family="paragraph" style:parent-style-name="Standard">
      <style:text-properties officeooo:rsid="0024bf45" officeooo:paragraph-rsid="0024bf45"/>
    </style:style>
    <style:style style:name="P7" style:family="paragraph" style:parent-style-name="Standard">
      <style:text-properties officeooo:rsid="0024bf45" officeooo:paragraph-rsid="00264fbd"/>
    </style:style>
    <style:style style:name="P8" style:family="paragraph" style:parent-style-name="Standard">
      <style:text-properties officeooo:rsid="0024bf45" officeooo:paragraph-rsid="00282499"/>
    </style:style>
    <style:style style:name="P9" style:family="paragraph" style:parent-style-name="Standard">
      <style:text-properties officeooo:rsid="0024bf45" officeooo:paragraph-rsid="002a9b45"/>
    </style:style>
    <style:style style:name="T1" style:family="text">
      <style:text-properties officeooo:rsid="001c7778"/>
    </style:style>
    <style:style style:name="T2" style:family="text">
      <style:text-properties officeooo:rsid="001fa902"/>
    </style:style>
    <style:style style:name="T3" style:family="text">
      <style:text-properties officeooo:rsid="001fe6ab"/>
    </style:style>
    <style:style style:name="T4" style:family="text">
      <style:text-properties officeooo:rsid="0020f9b8"/>
    </style:style>
    <style:style style:name="T5" style:family="text">
      <style:text-properties officeooo:rsid="0022f3ca"/>
    </style:style>
    <style:style style:name="T6" style:family="text">
      <style:text-properties officeooo:rsid="00249fd0"/>
    </style:style>
    <style:style style:name="T7" style:family="text">
      <style:text-properties officeooo:rsid="00264fbd"/>
    </style:style>
    <style:style style:name="T8" style:family="text">
      <style:text-properties officeooo:rsid="002687e6"/>
    </style:style>
    <style:style style:name="T9" style:family="text">
      <style:text-properties officeooo:rsid="002742ce"/>
    </style:style>
    <style:style style:name="T10" style:family="text">
      <style:text-properties officeooo:rsid="00282499"/>
    </style:style>
    <style:style style:name="T11" style:family="text">
      <style:text-properties officeooo:rsid="0029c46a"/>
    </style:style>
    <style:style style:name="T12" style:family="text">
      <style:text-properties officeooo:rsid="002a546c"/>
    </style:style>
    <style:style style:name="T13" style:family="text">
      <style:text-properties officeooo:rsid="002a9a8a"/>
    </style:style>
    <style:style style:name="T14" style:family="text">
      <style:text-properties officeooo:rsid="002ad835"/>
    </style:style>
    <style:style style:name="T15" style:family="text">
      <style:text-properties officeooo:rsid="002b68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mework 5: More on Lists</text:p>
      <text:p text:style-name="Standard">Data Structures</text:p>
      <text:p text:style-name="Standard"/>
      <text:p text:style-name="P1">1.</text:p>
      <text:p text:style-name="P1"/>
      <text:p text:style-name="P1">A deque (pronounced deck) is an ordered set of items from which items may be</text:p>
      <text:p text:style-name="Standard">deleted at either end and into which items may be inserted at either end. Call</text:p>
      <text:p text:style-name="Standard">the two ends left and right. This is an access-restricted structure since no</text:p>
      <text:p text:style-name="Standard">insertions or deletions can happen other than at the ends. Implement the deque</text:p>
      <text:p text:style-name="Standard">as a doubly-linked list (not circular, no header). Write InsertLeft and</text:p>
      <text:p text:style-name="Standard">DeleteRight.</text:p>
      <text:p text:style-name="Standard"/>
      <text:p text:style-name="P2">If we consider items contain data, and pointers to previous and next, we can implement a deque as follows.</text:p>
      <text:p text:style-name="P2"/>
      <text:p text:style-name="P2">Define left, right = deque.head, deque.tail</text:p>
      <text:p text:style-name="P2"/>
      <text:p text:style-name="P2">Method InsertLeft(item):</text:p>
      <text:p text:style-name="P2"><text:s text:c="4"/>//<text:span text:style-name="T3">an empty left item means list is empty, left and right are the same</text:span></text:p>
      <text:p text:style-name="P2"><text:s text:c="4"/>if left == null:</text:p>
      <text:p text:style-name="P2"><text:s text:c="8"/>left = item</text:p>
      <text:p text:style-name="P2"><text:s text:c="8"/>right = item</text:p>
      <text:p text:style-name="P2"><text:s text:c="4"/>else:</text:p>
      <text:p text:style-name="P2"><text:s text:c="8"/>//<text:span text:style-name="T3">otherwise insert item</text:span></text:p>
      <text:p text:style-name="P2"><text:s text:c="8"/>item.next = left</text:p>
      <text:p text:style-name="P2"><text:s text:c="8"/>left.prev = item</text:p>
      <text:p text:style-name="P2"><text:s text:c="8"/>left = item</text:p>
      <text:p text:style-name="P2"/>
      <text:p text:style-name="P2">Method DeleteRight(item):</text:p>
      <text:p text:style-name="P2"><text:s text:c="4"/>//<text:span text:style-name="T4">remove if found</text:span></text:p>
      <text:p text:style-name="P3"><text:s text:c="4"/><text:span text:style-name="T1">if right != null:</text:span></text:p>
      <text:p text:style-name="P3"><text:s text:c="8"/>//<text:span text:style-name="T4">single element </text:span></text:p>
      <text:p text:style-name="P3"><text:s text:c="8"/><text:span text:style-name="T1">if right == left:</text:span></text:p>
      <text:p text:style-name="P3"><text:s text:c="16"/><text:span text:style-name="T1">right = null</text:span></text:p>
      <text:p text:style-name="P3"><text:s text:c="16"/><text:span text:style-name="T1">left = null</text:span></text:p>
      <text:p text:style-name="P3"><text:s text:c="8"/><text:span text:style-name="T1">else:</text:span></text:p>
      <text:p text:style-name="P3"><text:s text:c="12"/>//<text:span text:style-name="T4">adjust pointers </text:span><text:span text:style-name="T5">to remove item</text:span></text:p>
      <text:p text:style-name="P3"><text:s text:c="12"/><text:span text:style-name="T1">right = right.prev</text:span></text:p>
      <text:p text:style-name="P3"><text:s text:c="12"/><text:span text:style-name="T1">right.next = null</text:span></text:p>
      <text:p text:style-name="Standard"/>
      <text:p text:style-name="P1">2.</text:p>
      <text:p text:style-name="P1"/>
      <text:p text:style-name="P1">Implement a deque from problem 1 as a doubly-linked circular list with a</text:p>
      <text:p text:style-name="Standard">header. Write InsertRight and DeleteLeft.</text:p>
      <text:p text:style-name="Standard"/>
      <text:p text:style-name="Standard">// <text:span text:style-name="T2">header – items – tail</text:span></text:p>
      <text:p text:style-name="P4">Method InsertRight(item):</text:p>
      <text:p text:style-name="P4"><text:s text:c="4"/>// <text:span text:style-name="T2">wrap around the list by pointing item’s previous to header’s previous</text:span></text:p>
      <text:p text:style-name="P4"><text:s text:c="4"/><text:span text:style-name="T2">item.prev = header.prev</text:span></text:p>
      <text:p text:style-name="P5"><text:soft-page-break/><text:s text:c="4"/>item.next = header</text:p>
      <text:p text:style-name="P5"><text:s text:c="4"/>// adjust header</text:p>
      <text:p text:style-name="P5"><text:s text:c="4"/>header.prev.next = item</text:p>
      <text:p text:style-name="P5"><text:s text:c="4"/>header.prev = item</text:p>
      <text:p text:style-name="P4"/>
      <text:p text:style-name="P4">Method DeleteLeft(item):</text:p>
      <text:p text:style-name="P4"><text:s text:c="4"/>//<text:span text:style-name="T6">if not empty</text:span></text:p>
      <text:p text:style-name="P4"><text:s text:c="4"/><text:span text:style-name="T6">if header.next != header:</text:span></text:p>
      <text:p text:style-name="P4"><text:s text:c="8"/>//<text:span text:style-name="T6">rearrange pointers to remove the item</text:span></text:p>
      <text:p text:style-name="Standard"><text:s text:c="8"/><text:span text:style-name="T6">header.next = header.next.next</text:span></text:p>
      <text:p text:style-name="Standard"><text:s text:c="8"/><text:span text:style-name="T6">header.next.prev = header</text:span></text:p>
      <text:p text:style-name="P4"/>
      <text:p text:style-name="Standard"/>
      <text:p text:style-name="P1">3.</text:p>
      <text:p text:style-name="P1"/>
      <text:p text:style-name="P1">Write a set of routines for implementing several stacks and queues within a</text:p>
      <text:p text:style-name="Standard">single array. Hint: Look at the lecture material on the hybrid implementation.</text:p>
      <text:p text:style-name="Standard"/>
      <text:p text:style-name="P6">In order to implement a hybrid structure to handle multiple stacks and queues in a single array, we need an array of a sufficient size to hold the elements in all structures, a list to keep track of free spaces, and pointers to identify the boundaries between structures occupying the same list so they don’t overlap.</text:p>
      <text:p text:style-name="P6"/>
      <text:p text:style-name="P6">// Set up the hybrid structure</text:p>
      <text:p text:style-name="P6">Define array as a list[size]</text:p>
      <text:p text:style-name="P6">Define free as a stack</text:p>
      <text:p text:style-name="P6">Define stack1_head as -1</text:p>
      <text:p text:style-name="P6">Define stack2_head as size</text:p>
      <text:p text:style-name="P6">Define queue1_head as 0</text:p>
      <text:p text:style-name="P6">Define queue1_tail as 0</text:p>
      <text:p text:style-name="P6">Define queue2_head as size</text:p>
      <text:p text:style-name="P6">Define queue2_tail as size</text:p>
      <text:p text:style-name="P6"/>
      <text:p text:style-name="P6">Method Push(stack, item):</text:p>
      <text:p text:style-name="P6"><text:s text:c="4"/>if stack == 1:</text:p>
      <text:p text:style-name="P6"><text:s text:c="8"/>//if adding this item doesn’t overlap <text:span text:style-name="T7">to the right</text:span></text:p>
      <text:p text:style-name="P6"><text:s text:c="8"/>if stack1_head+1 != queue1_head:</text:p>
      <text:p text:style-name="P6"><text:s text:c="12"/>stack1_head += 1</text:p>
      <text:p text:style-name="P6"><text:s text:c="12"/>array[stack1_head] = item</text:p>
      <text:p text:style-name="P6"><text:s text:c="4"/><text:span text:style-name="T7">else if stack == 2:</text:span></text:p>
      <text:p text:style-name="P6"><text:s text:c="8"/>//<text:span text:style-name="T7">if adding this item doesn’t overlap to the left</text:span></text:p>
      <text:p text:style-name="P7"><text:s text:c="8"/>if stack<text:span text:style-name="T7">2</text:span>_head-1 != queue<text:span text:style-name="T7">2</text:span>_head:</text:p>
      <text:p text:style-name="P7"><text:s text:c="12"/>stack<text:span text:style-name="T7">2</text:span>_head -= 1</text:p>
      <text:p text:style-name="P7"><text:s text:c="12"/>array[stack<text:span text:style-name="T7">2</text:span>_head] = item</text:p>
      <text:p text:style-name="P6"><text:s text:c="4"/></text:p>
      <text:p text:style-name="P6">Method Pop(stack):</text:p>
      <text:p text:style-name="P6"><text:s text:c="4"/>if stack == 1:</text:p>
      <text:p text:style-name="P6"><text:s text:c="8"/>//<text:span text:style-name="T8">if stack 1 has a head item, </text:span><text:span text:style-name="T9">remove and decrement head</text:span></text:p>
      <text:p text:style-name="P6"><text:s text:c="8"/>if stack1_<text:span text:style-name="T8">head</text:span> != -1:</text:p>
      <text:p text:style-name="P6"><text:s text:c="12"/><text:span text:style-name="T8">item </text:span>= array[stack1_<text:span text:style-name="T8">head</text:span>]</text:p>
      <text:p text:style-name="P6"><text:soft-page-break/><text:s text:c="12"/>stack1_<text:span text:style-name="T8">head -= 1</text:span></text:p>
      <text:p text:style-name="P8"><text:s text:c="4"/>else <text:span text:style-name="T10">if </text:span>stack == <text:span text:style-name="T10">2</text:span>:</text:p>
      <text:p text:style-name="P8"><text:s text:c="8"/>//<text:span text:style-name="T8">if stack </text:span><text:span text:style-name="T10">2</text:span><text:span text:style-name="T8"> has a head item, </text:span><text:span text:style-name="T9">remove and </text:span><text:span text:style-name="T10">increment </text:span><text:span text:style-name="T9">head</text:span></text:p>
      <text:p text:style-name="P8"><text:s text:c="8"/>if stack<text:span text:style-name="T10">2</text:span>_<text:span text:style-name="T8">head</text:span> != <text:span text:style-name="T10">size</text:span>:</text:p>
      <text:p text:style-name="P8"><text:s text:c="12"/><text:span text:style-name="T8">item </text:span>= array[stack<text:span text:style-name="T11">2</text:span>_<text:span text:style-name="T8">head</text:span>]</text:p>
      <text:p text:style-name="P8"><text:s text:c="12"/>stack1_<text:span text:style-name="T8">head </text:span><text:span text:style-name="T11">+</text:span><text:span text:style-name="T8">= 1</text:span></text:p>
      <text:p text:style-name="P6"><text:s text:c="4"/>return <text:span text:style-name="T12">item</text:span></text:p>
      <text:p text:style-name="P6"/>
      <text:p text:style-name="P6">Method Enqueue(queue, item):</text:p>
      <text:p text:style-name="P6"><text:s text:c="4"/>if queue == 1:</text:p>
      <text:p text:style-name="P6"><text:s text:c="8"/>//<text:span text:style-name="T13">if queue </text:span><text:span text:style-name="T15">tail </text:span><text:span text:style-name="T13">isn’t </text:span><text:span text:style-name="T15">at the end of the space</text:span><text:span text:style-name="T13">, add item and increment tail</text:span></text:p>
      <text:p text:style-name="P6"><text:s text:c="8"/>if queue1_<text:span text:style-name="T12">tail</text:span> != <text:span text:style-name="T12">size</text:span>:</text:p>
      <text:p text:style-name="P6"><text:s text:c="8"/>array[queue1_<text:span text:style-name="T12">head</text:span>] = <text:span text:style-name="T12">item</text:span></text:p>
      <text:p text:style-name="P6"><text:s text:c="8"/>queue1_<text:span text:style-name="T12">tail += 1</text:span></text:p>
      <text:p text:style-name="P9"><text:s text:c="4"/>else if queue == <text:span text:style-name="T14">2</text:span>:</text:p>
      <text:p text:style-name="P9"><text:s text:c="8"/>//<text:span text:style-name="T13">if queue isn’t full, add item and increment tail</text:span></text:p>
      <text:p text:style-name="P9"><text:s text:c="8"/>if queue1_<text:span text:style-name="T12">tail</text:span> != <text:span text:style-name="T12">size</text:span>:</text:p>
      <text:p text:style-name="P9"><text:s text:c="8"/>array[queue1_<text:span text:style-name="T12">head</text:span>] = <text:span text:style-name="T12">item</text:span></text:p>
      <text:p text:style-name="P9"><text:s text:c="8"/>queue1_<text:span text:style-name="T12">tail += 1</text:span></text:p>
      <text:p text:style-name="P6"/>
      <text:p text:style-name="P6">Method Dequeue(queue):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4:39:05.132000000</meta:creation-date>
    <dc:date>2023-10-09T16:27:20.016000000</dc:date>
    <meta:editing-duration>PT1H48M7S</meta:editing-duration>
    <meta:editing-cycles>19</meta:editing-cycles>
    <meta:generator>LibreOffice/7.6.1.2$Windows_X86_64 LibreOffice_project/f5defcebd022c5bc36bbb79be232cb6926d8f674</meta:generator>
    <meta:document-statistic meta:table-count="0" meta:image-count="0" meta:object-count="0" meta:page-count="3" meta:paragraph-count="98" meta:word-count="531" meta:character-count="3572" meta:non-whitespace-character-count="2663"/>
  </office:meta>
</office:document-meta>
</file>